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DELIMITER //</text:p>
      <text:p text:style-name="Preformatted_20_Text">mysql&gt; </text:p>
      <text:p text:style-name="Preformatted_20_Text">mysql&gt; CREATE FUNCTION Grade_Categorization (marks INT) </text:p>
      <text:p text:style-name="Preformatted_20_Text"><text:s text:c="4"/>-&gt; RETURNS VARCHAR(50)</text:p>
      <text:p text:style-name="Preformatted_20_Text"><text:s text:c="4"/>-&gt; DETERMINISTIC</text:p>
      <text:p text:style-name="Preformatted_20_Text"><text:s text:c="4"/>-&gt; BEGIN</text:p>
      <text:p text:style-name="Preformatted_20_Text"><text:s text:c="4"/>-&gt; <text:s text:c="4"/>DECLARE grade VARCHAR(50);</text:p>
      <text:p text:style-name="Preformatted_20_Text"><text:s text:c="4"/>-&gt; <text:s text:c="4"/></text:p>
      <text:p text:style-name="Preformatted_20_Text"><text:s text:c="4"/>-&gt; <text:s text:c="4"/>DECLARE CONTINUE HANDLER FOR SQLEXCEPTION</text:p>
      <text:p text:style-name="Preformatted_20_Text"><text:s text:c="4"/>-&gt; <text:s text:c="8"/>SIGNAL SQLSTATE '45000' SET MESSAGE_TEXT = 'Invalid Marks Value';</text:p>
      <text:p text:style-name="Preformatted_20_Text"><text:s text:c="4"/>-&gt; <text:s text:c="4"/></text:p>
      <text:p text:style-name="Preformatted_20_Text"><text:s text:c="4"/>-&gt; <text:s text:c="4"/>IF marks &lt; 0 OR marks &gt; 1500 THEN</text:p>
      <text:p text:style-name="Preformatted_20_Text"><text:s text:c="4"/>-&gt; <text:s text:c="8"/>SIGNAL SQLSTATE '45000' SET MESSAGE_TEXT = 'Marks must be between 0 and 1500';</text:p>
      <text:p text:style-name="Preformatted_20_Text"><text:s text:c="4"/>-&gt; <text:s text:c="4"/>END IF;</text:p>
      <text:p text:style-name="Preformatted_20_Text"><text:s text:c="4"/>-&gt; <text:s text:c="4"/></text:p>
      <text:p text:style-name="Preformatted_20_Text"><text:s text:c="4"/>-&gt; <text:s text:c="4"/>-- Categorize the grade based on marks</text:p>
      <text:p text:style-name="Preformatted_20_Text"><text:s text:c="4"/>-&gt; <text:s text:c="4"/>IF marks &gt;= 990 AND marks &lt;= 1500 THEN</text:p>
      <text:p text:style-name="Preformatted_20_Text"><text:s text:c="4"/>-&gt; <text:s text:c="8"/>SET grade = 'Distinction';</text:p>
      <text:p text:style-name="Preformatted_20_Text"><text:s text:c="4"/>-&gt; <text:s text:c="4"/>ELSEIF marks &gt;= 900 AND marks &lt;= 989 THEN</text:p>
      <text:p text:style-name="Preformatted_20_Text"><text:s text:c="4"/>-&gt; <text:s text:c="8"/>SET grade = 'First Class';</text:p>
      <text:p text:style-name="Preformatted_20_Text"><text:s text:c="4"/>-&gt; <text:s text:c="4"/>ELSEIF marks &gt;= 825 AND marks &lt;= 899 THEN</text:p>
      <text:p text:style-name="Preformatted_20_Text"><text:s text:c="4"/>-&gt; <text:s text:c="8"/>SET grade = 'Higher Second Class';</text:p>
      <text:p text:style-name="Preformatted_20_Text"><text:s text:c="4"/>-&gt; <text:s text:c="4"/>ELSE</text:p>
      <text:p text:style-name="Preformatted_20_Text"><text:s text:c="4"/>-&gt; <text:s text:c="8"/>SET grade = 'Not Categorized';</text:p>
      <text:p text:style-name="Preformatted_20_Text"><text:s text:c="4"/>-&gt; <text:s text:c="4"/>END IF;</text:p>
      <text:p text:style-name="Preformatted_20_Text"><text:s text:c="4"/>-&gt; </text:p>
      <text:p text:style-name="Preformatted_20_Text"><text:s text:c="4"/>-&gt; <text:s text:c="4"/>RETURN grade;</text:p>
      <text:p text:style-name="Preformatted_20_Text"><text:s text:c="4"/>-&gt; END //</text:p>
      <text:p text:style-name="Preformatted_20_Text">Query OK, 0 rows affected (0.08 sec)</text:p>
      <text:p text:style-name="Preformatted_20_Text"/>
      <text:p text:style-name="Preformatted_20_Text">mysql&gt; </text:p>
      <text:p text:style-name="Preformatted_20_Text">mysql&gt; DELIMITER ;</text:p>
      <text:p text:style-name="Preformatted_20_Text">mysql&gt; DELIMITER //</text:p>
      <text:p text:style-name="Preformatted_20_Text">mysql&gt; </text:p>
      <text:p text:style-name="Preformatted_20_Text">mysql&gt; CREATE PROCEDURE proc_Grade()</text:p>
      <text:p text:style-name="Preformatted_20_Text"><text:s text:c="4"/>-&gt; BEGIN</text:p>
      <text:p text:style-name="Preformatted_20_Text"><text:s text:c="4"/>-&gt; <text:s text:c="4"/>DECLARE done INT DEFAULT 0;</text:p>
      <text:p text:style-name="Preformatted_20_Text"><text:s text:c="4"/>-&gt; <text:s text:c="4"/>DECLARE v_name VARCHAR(100);</text:p>
      <text:p text:style-name="Preformatted_20_Text"><text:s text:c="4"/>-&gt; <text:s text:c="4"/>DECLARE v_total_marks INT;</text:p>
      <text:p text:style-name="Preformatted_20_Text"><text:s text:c="4"/>-&gt; <text:s text:c="4"/>DECLARE v_grade VARCHAR(50);</text:p>
      <text:p text:style-name="Preformatted_20_Text"><text:s text:c="4"/>-&gt; <text:s text:c="4"/></text:p>
      <text:p text:style-name="Preformatted_20_Text"/>
      <text:p text:style-name="Preformatted_20_Text"><text:s text:c="4"/>-&gt; <text:s text:c="4"/>DECLARE student_cursor CURSOR FOR </text:p>
      <text:p text:style-name="Preformatted_20_Text"><text:s text:c="4"/>-&gt; <text:s text:c="8"/>SELECT name, total_marks FROM Stud_Marks;</text:p>
      <text:p text:style-name="Preformatted_20_Text"><text:s text:c="4"/>-&gt; <text:s text:c="4"/></text:p>
      <text:p text:style-name="Preformatted_20_Text"><text:s text:c="4"/>-&gt; <text:s text:c="4"/>DECLARE CONTINUE HANDLER FOR NOT FOUND SET done = 1;</text:p>
      <text:p text:style-name="Preformatted_20_Text"><text:s text:c="4"/>-&gt; </text:p>
      <text:p text:style-name="Preformatted_20_Text"><text:s text:c="4"/>-&gt; <text:s text:c="4"/>DECLARE CONTINUE HANDLER FOR SQLEXCEPTION</text:p>
      <text:p text:style-name="Preformatted_20_Text"><text:s text:c="4"/>-&gt; <text:s text:c="8"/>SIGNAL SQLSTATE '45000' SET MESSAGE_TEXT = 'Error occurred during procedure execution';</text:p>
      <text:p text:style-name="Preformatted_20_Text"><text:s text:c="4"/>-&gt; </text:p>
      <text:p text:style-name="Preformatted_20_Text"><text:s text:c="4"/>-&gt; <text:s text:c="4"/>-- Open the cursor to read student data</text:p>
      <text:p text:style-name="Preformatted_20_Text"><text:s text:c="4"/>-&gt; <text:s text:c="4"/>OPEN student_cursor;</text:p>
      <text:p text:style-name="Preformatted_20_Text"><text:s text:c="4"/>-&gt; </text:p>
      <text:p text:style-name="Preformatted_20_Text"><text:s text:c="4"/>-&gt; <text:s text:c="4"/>read_loop: LOOP</text:p>
      <text:p text:style-name="Preformatted_20_Text"><text:s text:c="4"/>-&gt; <text:s text:c="8"/>FETCH student_cursor INTO v_name, v_total_marks;</text:p>
      <text:p text:style-name="Preformatted_20_Text"><text:s text:c="4"/>-&gt; <text:s text:c="8"/>IF done THEN</text:p>
      <text:p text:style-name="Preformatted_20_Text"><text:s text:c="4"/>-&gt; <text:s text:c="12"/>LEAVE read_loop;</text:p>
      <text:p text:style-name="Preformatted_20_Text"><text:s text:c="4"/>-&gt; <text:s text:c="8"/>END IF;</text:p>
      <text:p text:style-name="Preformatted_20_Text"><text:s text:c="4"/>-&gt; <text:s text:c="8"/></text:p>
      <text:p text:style-name="Preformatted_20_Text"><text:s text:c="4"/>-&gt; <text:s text:c="8"/>BEGIN</text:p>
      <text:p text:style-name="Preformatted_20_Text"><text:s text:c="4"/>-&gt; <text:s text:c="12"/>DECLARE CONTINUE HANDLER FOR SQLEXCEPTION</text:p>
      <text:p text:style-name="Preformatted_20_Text"><text:s text:c="4"/>-&gt; <text:s text:c="16"/>SET v_grade = 'Error in Grade Categorization';</text:p>
      <text:p text:style-name="Preformatted_20_Text"><text:soft-page-break/><text:s text:c="4"/>-&gt; <text:s text:c="12"/>SET v_grade = Grade_Categorization(v_total_marks);</text:p>
      <text:p text:style-name="Preformatted_20_Text"><text:s text:c="4"/>-&gt; <text:s text:c="8"/>END;</text:p>
      <text:p text:style-name="Preformatted_20_Text"><text:s text:c="4"/>-&gt; <text:s text:c="8"/></text:p>
      <text:p text:style-name="Preformatted_20_Text"><text:s text:c="4"/>-&gt; <text:s text:c="8"/>INSERT INTO Result (Name, Class) VALUES (v_name, v_grade);</text:p>
      <text:p text:style-name="Preformatted_20_Text"><text:s text:c="4"/>-&gt; <text:s text:c="4"/>END LOOP;</text:p>
      <text:p text:style-name="Preformatted_20_Text"><text:s text:c="4"/>-&gt; </text:p>
      <text:p text:style-name="Preformatted_20_Text"><text:s text:c="4"/>-&gt; <text:s text:c="4"/>CLOSE student_cursor;</text:p>
      <text:p text:style-name="Preformatted_20_Text"><text:s text:c="4"/>-&gt; </text:p>
      <text:p text:style-name="Preformatted_20_Text"><text:s text:c="4"/>-&gt; <text:s text:c="4"/>COMMIT;</text:p>
      <text:p text:style-name="Preformatted_20_Text"><text:s text:c="4"/>-&gt; END //</text:p>
      <text:p text:style-name="Preformatted_20_Text">Query OK, 0 rows affected (0.10 sec)</text:p>
      <text:p text:style-name="Preformatted_20_Text"/>
      <text:p text:style-name="Preformatted_20_Text">mysql&gt; </text:p>
      <text:p text:style-name="Preformatted_20_Text">mysql&gt; DELIMITER ;</text:p>
      <text:p text:style-name="Preformatted_20_Text">mysql&gt; INSERT INTO Stud_Marks (name, total_marks) </text:p>
      <text:p text:style-name="Preformatted_20_Text"><text:s text:c="4"/>-&gt; VALUES </text:p>
      <text:p text:style-name="Preformatted_20_Text"><text:s text:c="4"/>-&gt; <text:s text:c="4"/>('Aarav', 1200),</text:p>
      <text:p text:style-name="Preformatted_20_Text"><text:s text:c="4"/>-&gt; <text:s text:c="4"/>('Isha', 950),</text:p>
      <text:p text:style-name="Preformatted_20_Text"><text:s text:c="4"/>-&gt; <text:s text:c="4"/>('Ravi', 880),</text:p>
      <text:p text:style-name="Preformatted_20_Text"><text:s text:c="4"/>-&gt; <text:s text:c="4"/>('Priya', 800);</text:p>
      <text:p text:style-name="Preformatted_20_Text">Query OK, 4 rows affected (0.10 sec)</text:p>
      <text:p text:style-name="Preformatted_20_Text">Records: 4 <text:s/>Duplicates: 0 <text:s/>Warnings: 0</text:p>
      <text:p text:style-name="Preformatted_20_Text"/>
      <text:p text:style-name="Preformatted_20_Text">mysql&gt; CALL proc_Grade();</text:p>
      <text:p text:style-name="Preformatted_20_Text">Query OK, 0 rows affected (0.28 sec)</text:p>
      <text:p text:style-name="Preformatted_20_Text"/>
      <text:p text:style-name="Preformatted_20_Text">mysql&gt; SELECT * FROM Result;</text:p>
      <text:p text:style-name="Preformatted_20_Text">+------+-------+---------------------+</text:p>
      <text:p text:style-name="Preformatted_20_Text">| Roll | Name <text:s/>| Class <text:s text:c="14"/>|</text:p>
      <text:p text:style-name="Preformatted_20_Text">+------+-------+---------------------+</text:p>
      <text:p text:style-name="Preformatted_20_Text">| <text:s text:c="3"/>1 | Aarav | Distinction <text:s text:c="8"/>|</text:p>
      <text:p text:style-name="Preformatted_20_Text">| <text:s text:c="3"/>2 | Isha <text:s/>| First Class <text:s text:c="8"/>|</text:p>
      <text:p text:style-name="Preformatted_20_Text">| <text:s text:c="3"/>3 | Ravi <text:s/>| Higher Second Class |</text:p>
      <text:p text:style-name="Preformatted_20_Text">| <text:s text:c="3"/>4 | Priya | Not Categorized <text:s text:c="4"/>|</text:p>
      <text:p text:style-name="Preformatted_20_Text">+------+-------+---------------------+</text:p>
      <text:p text:style-name="Preformatted_20_Text">4 rows in set (0.00 sec)</text:p>
      <text:p text:style-name="Preformatted_20_Text"/>
      <text:p text:style-name="Preformatted_20_Text">mysql&gt; note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7-29T12:18:09.440659916</dc:date>
    <meta:editing-duration>PT2M45S</meta:editing-duration>
    <meta:editing-cycles>1</meta:editing-cycles>
    <meta:document-statistic meta:table-count="0" meta:image-count="0" meta:object-count="0" meta:page-count="2" meta:paragraph-count="94" meta:word-count="421" meta:character-count="3024" meta:non-whitespace-character-count="2058"/>
  </office:meta>
</office:document-meta>
</file>